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00000034CBB431AE3375A2689.png" manifest:media-type="image/png"/>
  <manifest:file-entry manifest:full-path="Pictures/1000020100000D0500000E63A44F0AF61FF20CD0.png" manifest:media-type="image/png"/>
  <manifest:file-entry manifest:full-path="Pictures/10000201000003F50000030B5BF783EA2AE9D57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otted" svg:stroke-width="0.1cm" svg:stroke-color="#3465a4" draw:marker-start-width="0.5cm" draw:marker-end-width="0.5cm" draw:fill="solid" draw:fill-color="#eeeeee" draw:textarea-horizontal-align="justify" draw:textarea-vertical-align="middle" draw:auto-grow-height="false" fo:min-height="11.47cm" fo:min-width="6.62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7" style:family="graphic" style:parent-style-name="standard">
      <style:graphic-properties draw:fill="solid" draw:fill-color="#ffcc00" draw:textarea-vertical-align="middle" draw:auto-grow-height="false" fo:min-height="3.151cm" fo:min-width="3.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58cm"/>
      <style:paragraph-properties style:writing-mode="lr-tb"/>
    </style:style>
    <style:style style:name="gr9" style:family="graphic" style:parent-style-name="standard">
      <style:graphic-properties draw:fill="solid" draw:fill-color="#0000ff" draw:textarea-vertical-align="middle" draw:auto-grow-height="false" fo:min-height="3.151cm" fo:min-width="3.1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draw:fill="solid" draw:fill-color="#0000ff" draw:textarea-vertical-align="middle" draw:auto-grow-height="false" fo:min-height="2.551cm" fo:min-width="2.301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cc00"/>
      <style:paragraph-properties fo:text-align="center"/>
    </style:style>
    <style:style style:name="P7" style:family="paragraph">
      <loext:graphic-properties draw:fill="solid" draw:fill-color="#0000ff"/>
      <style:paragraph-properties fo:text-align="center"/>
      <style:text-properties fo:color="#000000" loext:opacity="100%"/>
    </style:style>
    <style:style style:name="P8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cm" svg:height="12.6cm" svg:x="2.6cm" svg:y="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xml:id="id4" draw:id="id4" draw:layer="layout" svg:width="3.4cm" svg:height="0.962cm" svg:x="21.2cm" svg:y="0.038cm">
          <draw:text-box>
            <text:p><text:span text:style-name="T1">Glucose</text:span></text:p>
          </draw:text-box>
        </draw:frame>
        <draw:frame draw:style-name="gr2" draw:text-style-name="P2" xml:id="id1" draw:id="id1" draw:layer="layout" svg:width="2.6cm" svg:height="0.962cm" svg:x="25.4cm" svg:y="0.038cm">
          <draw:text-box>
            <text:p><text:span text:style-name="T1">Xylose</text:span></text:p>
          </draw:text-box>
        </draw:frame>
        <draw:frame draw:style-name="gr2" draw:text-style-name="P2" xml:id="id2" draw:id="id2" draw:layer="layout" svg:width="2.6cm" svg:height="0.962cm" svg:x="21cm" svg:y="2.5cm">
          <draw:text-box>
            <text:p><text:span text:style-name="T1">X</text:span><text:span text:style-name="T1">yl</text:span><text:span text:style-name="T1">o</text:span><text:span text:style-name="T1">s</text:span><text:span text:style-name="T1">e</text:span></text:p>
          </draw:text-box>
        </draw:frame>
        <draw:connector draw:style-name="gr3" draw:text-style-name="P3" draw:layer="layout" draw:type="curve" svg:x1="25.4cm" svg:y1="0.519cm" svg:x2="23.6cm" svg:y2="2.981cm" draw:start-shape="id1" draw:end-shape="id2" svg:d="M25400 519c-1350 0-450 2462-1800 2462" svg:viewBox="0 0 1801 2463">
          <text:p/>
        </draw:connector>
        <draw:frame draw:style-name="gr2" draw:text-style-name="P2" xml:id="id3" draw:id="id3" draw:layer="layout" svg:width="1.8cm" svg:height="0.962cm" svg:x="16.8cm" svg:y="2.5cm">
          <draw:text-box>
            <text:p><text:span text:style-name="T1">PPP</text:span></text:p>
          </draw:text-box>
        </draw:frame>
        <draw:connector draw:style-name="gr3" draw:text-style-name="P3" draw:layer="layout" draw:type="curve" svg:x1="21cm" svg:y1="2.981cm" svg:x2="18.6cm" svg:y2="2.981cm" draw:start-shape="id2" draw:start-glue-point="3" draw:end-shape="id3" svg:d="M21000 2981h-2400" svg:viewBox="0 0 2401 1">
          <text:p/>
        </draw:connector>
        <draw:frame draw:style-name="gr2" draw:text-style-name="P4" xml:id="id5" draw:id="id5" draw:layer="layout" svg:width="3.6cm" svg:height="0.962cm" svg:x="12.4cm" svg:y="2.5cm">
          <draw:text-box>
            <text:p>Glycolysis</text:p>
          </draw:text-box>
        </draw:frame>
        <draw:connector draw:style-name="gr3" draw:text-style-name="P3" draw:layer="layout" draw:type="curve" svg:x1="22.9cm" svg:y1="1cm" svg:x2="14.2cm" svg:y2="2.5cm" draw:start-shape="id4" draw:start-glue-point="2" draw:end-shape="id5" draw:end-glue-point="0" svg:d="M22900 1000c0 1125-8700 375-8700 1500" svg:viewBox="0 0 8701 1501">
          <text:p/>
        </draw:connector>
        <draw:connector draw:style-name="gr3" draw:text-style-name="P3" draw:layer="layout" draw:type="line" svg:x1="16.8cm" svg:y1="2.981cm" svg:x2="16cm" svg:y2="2.981cm" draw:start-shape="id3" draw:start-glue-point="3" draw:end-shape="id5" draw:end-glue-point="1" svg:d="M16800 2981h-800" svg:viewBox="0 0 801 1">
          <text:p/>
        </draw:connector>
        <draw:connector draw:style-name="gr3" draw:text-style-name="P3" draw:layer="layout" draw:type="curve" svg:x1="14.2cm" svg:y1="3.462cm" svg:x2="14.2cm" svg:y2="4.538cm" draw:start-shape="id5" draw:start-glue-point="2" draw:end-shape="id6" draw:end-glue-point="0" svg:d="M14200 3462v1076" svg:viewBox="0 0 1 1077">
          <text:p/>
        </draw:connector>
        <draw:frame draw:style-name="gr2" draw:text-style-name="P4" xml:id="id6" draw:id="id6" draw:layer="layout" svg:width="3.2cm" svg:height="0.962cm" svg:x="12.6cm" svg:y="4.538cm">
          <draw:text-box>
            <text:p>Pyruvate</text:p>
          </draw:text-box>
        </draw:frame>
        <draw:frame draw:style-name="gr4" draw:text-style-name="P4" xml:id="id7" draw:id="id7" draw:layer="layout" svg:width="2.8cm" svg:height="1cm" svg:x="25.5cm" svg:y="3cm">
          <draw:text-box>
            <text:p>Ethanol</text:p>
          </draw:text-box>
        </draw:frame>
        <draw:connector draw:style-name="gr3" draw:text-style-name="P3" draw:layer="layout" draw:type="curve" svg:x1="15.8cm" svg:y1="5.019cm" svg:x2="26.9cm" svg:y2="4cm" draw:start-shape="id6" draw:start-glue-point="1" draw:end-shape="id7" draw:end-glue-point="2" svg:d="M15800 5019c7400 0 11100-339 11100-1019" svg:viewBox="0 0 11101 1020">
          <text:p/>
        </draw:connector>
        <draw:frame draw:style-name="gr5" draw:text-style-name="P3" draw:layer="layout" svg:width="19.003cm" svg:height="20.999cm" svg:x="30.197cm" svg:y="10.401cm">
          <draw:image xlink:href="Pictures/1000020100000D0500000E63A44F0AF61FF20CD0.png" xlink:type="simple" xlink:show="embed" xlink:actuate="onLoad" draw:mime-type="image/png">
            <text:p/>
          </draw:image>
        </draw:frame>
        <draw:connector draw:style-name="gr3" draw:text-style-name="P3" draw:layer="layout" draw:type="curve" svg:x1="12.6cm" svg:y1="5.019cm" svg:x2="8.2cm" svg:y2="4.981cm" draw:start-shape="id6" draw:start-glue-point="3" draw:end-shape="id8" svg:d="M12600 5019c-3300 0-1100-38-4400-38" svg:viewBox="0 0 4401 39">
          <text:p/>
        </draw:connector>
        <draw:frame draw:style-name="gr6" draw:text-style-name="P4" draw:layer="layout" svg:width="1.4cm" svg:height="0.962cm" svg:x="3.2cm" svg:y="3.3cm">
          <draw:text-box>
            <text:p>Mit</text:p>
          </draw:text-box>
        </draw:frame>
        <draw:custom-shape draw:style-name="gr7" draw:text-style-name="P6" xml:id="id13" draw:id="id13" draw:layer="layout" svg:width="3.6cm" svg:height="3.4cm" svg:x="5cm" svg:y="7.1cm">
          <text:p text:style-name="P5"><text:a xlink:href="https://en.wikipedia.org/wiki/Citric_acid_cycle" xlink:type="simple">TCA</text:a></text:p>
          <draw:enhanced-geometry svg:viewBox="0 0 21600 21600" draw:text-areas="0 0 21600 21600" draw:type="circular-arrow" draw:modifiers="180 153.89997798592 8279.184671479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4" xml:id="id9" draw:id="id9" draw:layer="layout" svg:width="3cm" svg:height="1.108cm" svg:x="12.7cm" svg:y="6.892cm">
          <draw:text-box>
            <text:p>Ac-CoA</text:p>
          </draw:text-box>
        </draw:frame>
        <draw:frame draw:style-name="gr6" draw:text-style-name="P4" xml:id="id8" draw:id="id8" draw:layer="layout" svg:width="3cm" svg:height="0.962cm" svg:x="5.2cm" svg:y="4.5cm">
          <draw:text-box>
            <text:p>Ac-CoA</text:p>
          </draw:text-box>
        </draw:frame>
        <draw:connector draw:style-name="gr3" draw:text-style-name="P3" draw:layer="layout" draw:type="curve" svg:x1="14.2cm" svg:y1="5.5cm" svg:x2="14.2cm" svg:y2="6.892cm" draw:start-shape="id6" draw:start-glue-point="2" draw:end-shape="id9" draw:end-glue-point="0" svg:d="M14200 5500v1392" svg:viewBox="0 0 1 1393">
          <text:p/>
        </draw:connector>
        <draw:custom-shape draw:style-name="gr9" draw:text-style-name="P7" xml:id="id10" draw:id="id10" draw:layer="layout" svg:width="3.6cm" svg:height="3.4cm" svg:x="17.4cm" svg:y="8.4cm">
          <text:p text:style-name="P5"><text:span text:style-name="T2">FAS</text:span></text:p>
          <draw:enhanced-geometry svg:viewBox="0 0 21600 21600" draw:text-areas="0 0 21600 21600" draw:type="circular-arrow" draw:modifiers="180 153.89997798592 8279.184671479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3" draw:text-style-name="P3" draw:layer="layout" draw:type="curve" svg:x1="14.2cm" svg:y1="8cm" svg:x2="17.4cm" svg:y2="10.1cm" draw:start-shape="id9" draw:start-glue-point="2" draw:end-shape="id10" draw:end-glue-point="3" svg:d="M14200 8000c0 1400 1066 2100 3200 2100" svg:viewBox="0 0 3201 2101">
          <text:p/>
        </draw:connector>
        <draw:connector draw:style-name="gr3" draw:text-style-name="P3" draw:layer="layout" draw:type="curve" svg:x1="17.7cm" svg:y1="3.462cm" svg:x2="18.8cm" svg:y2="5.2cm" draw:start-shape="id3" draw:start-glue-point="2" draw:end-shape="id11" draw:end-glue-point="0" svg:d="M17700 3462c0 1303 1100 435 1100 1738" svg:viewBox="0 0 1101 1739">
          <text:p/>
        </draw:connector>
        <draw:frame draw:style-name="gr2" draw:text-style-name="P2" xml:id="id11" draw:id="id11" draw:layer="layout" svg:width="2.8cm" svg:height="0.962cm" svg:x="17.4cm" svg:y="5.2cm">
          <draw:text-box>
            <text:p><text:span text:style-name="T1">N</text:span><text:span text:style-name="T1">A</text:span><text:span text:style-name="T1">D</text:span><text:span text:style-name="T1">P</text:span><text:span text:style-name="T1">H</text:span></text:p>
          </draw:text-box>
        </draw:frame>
        <draw:connector draw:style-name="gr3" draw:text-style-name="P3" draw:layer="layout" draw:type="curve" svg:x1="18.8cm" svg:y1="6.162cm" svg:x2="19.2cm" svg:y2="8.4cm" draw:start-shape="id11" draw:start-glue-point="2" draw:end-shape="id10" draw:end-glue-point="0" svg:d="M18800 6162c0 1678 400 560 400 2238" svg:viewBox="0 0 401 2239">
          <text:p/>
        </draw:connector>
        <draw:frame draw:style-name="gr6" draw:text-style-name="P2" xml:id="id12" draw:id="id12" draw:layer="layout" svg:width="2cm" svg:height="0.962cm" svg:x="12.2cm" svg:y="10.246cm">
          <draw:text-box>
            <text:p><text:span text:style-name="T1">ATP</text:span></text:p>
          </draw:text-box>
        </draw:frame>
        <draw:connector draw:style-name="gr3" draw:text-style-name="P3" draw:layer="layout" draw:type="curve" svg:x1="14.2cm" svg:y1="10.727cm" svg:x2="17.4cm" svg:y2="10.1cm" draw:start-shape="id12" draw:start-glue-point="1" draw:end-shape="id10" svg:d="M14200 10727c2235 0 635-627 3200-627" svg:viewBox="0 0 3201 628">
          <text:p/>
        </draw:connector>
        <draw:connector draw:style-name="gr3" draw:text-style-name="P3" draw:layer="layout" draw:type="curve" svg:x1="6.8cm" svg:y1="10.5cm" svg:x2="12.2cm" svg:y2="10.727cm" draw:start-shape="id13" draw:start-glue-point="2" draw:end-shape="id12" draw:end-glue-point="3" svg:d="M6800 10500c0 751 1800 626 2476 495s226-268 2924-268" svg:viewBox="0 0 5401 595">
          <text:p/>
        </draw:connector>
        <draw:connector draw:style-name="gr3" draw:text-style-name="P3" draw:layer="layout" draw:type="curve" svg:x1="12.4cm" svg:y1="2.981cm" svg:x2="12.2cm" svg:y2="10.727cm" draw:start-shape="id5" draw:start-glue-point="3" draw:end-shape="id12" svg:d="M12400 2981c-1050 0-950 7746-200 7746" svg:viewBox="0 0 777 7747">
          <text:p/>
        </draw:connector>
        <draw:connector draw:style-name="gr3" draw:text-style-name="P3" draw:layer="layout" draw:type="curve" svg:x1="19.2cm" svg:y1="11.8cm" svg:x2="19.4cm" svg:y2="14.8cm" draw:start-shape="id10" draw:start-glue-point="2" draw:end-shape="id14" draw:end-glue-point="0" svg:d="M19200 11800c0 2251 200 752 200 3000" svg:viewBox="0 0 201 3001">
          <text:p/>
        </draw:connector>
        <draw:frame draw:style-name="gr6" draw:text-style-name="P4" xml:id="id14" draw:id="id14" draw:layer="layout" svg:width="4cm" svg:height="0.962cm" svg:x="17.4cm" svg:y="14.8cm">
          <draw:text-box>
            <text:p>Fatty acids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11" draw:text-style-name="P5" draw:layer="layout" svg:width="28cm" svg:height="20.999cm" svg:x="0cm" svg:y="0.001cm">
          <draw:image xlink:href="Pictures/10000201000003200000034CBB431AE3375A2689.png" xlink:type="simple" xlink:show="embed" xlink:actuate="onLoad" draw:mime-type="image/png">
            <text:p/>
          </draw:image>
        </draw:frame>
        <draw:frame draw:style-name="gr2" draw:text-style-name="P2" xml:id="id17" draw:id="id17" draw:layer="layout" svg:width="3.4cm" svg:height="0.962cm" svg:x="18.4cm" svg:y="0.6cm">
          <draw:text-box>
            <text:p><text:span text:style-name="T1">Gluc</text:span><text:span text:style-name="T1">ose</text:span></text:p>
          </draw:text-box>
        </draw:frame>
        <draw:frame draw:style-name="gr2" draw:text-style-name="P2" xml:id="id15" draw:id="id15" draw:layer="layout" svg:width="2.6cm" svg:height="0.962cm" svg:x="21cm" svg:y="2.238cm">
          <draw:text-box>
            <text:p><text:span text:style-name="T1">X</text:span><text:span text:style-name="T1">y</text:span><text:span text:style-name="T1">l</text:span><text:span text:style-name="T1">o</text:span><text:span text:style-name="T1">s</text:span><text:span text:style-name="T1">e</text:span></text:p>
          </draw:text-box>
        </draw:frame>
        <draw:connector draw:style-name="gr3" draw:text-style-name="P3" draw:layer="layout" draw:type="curve" svg:x1="22.3cm" svg:y1="3.2cm" svg:x2="15.5cm" svg:y2="5.662cm" draw:start-shape="id15" draw:end-shape="id16" draw:end-glue-point="0" svg:d="M22300 3200c0 1846-6800 616-6800 2462" svg:viewBox="0 0 6801 2463">
          <text:p/>
        </draw:connector>
        <draw:frame draw:style-name="gr2" draw:text-style-name="P2" xml:id="id16" draw:id="id16" draw:layer="layout" svg:width="1.8cm" svg:height="0.962cm" svg:x="14.6cm" svg:y="5.662cm">
          <draw:text-box>
            <text:p><text:span text:style-name="T1">PPP</text:span></text:p>
          </draw:text-box>
        </draw:frame>
        <draw:frame draw:style-name="gr2" draw:text-style-name="P4" xml:id="id18" draw:id="id18" draw:layer="layout" svg:width="3.6cm" svg:height="0.962cm" svg:x="10.2cm" svg:y="5.662cm">
          <draw:text-box>
            <text:p>Glycolysis</text:p>
          </draw:text-box>
        </draw:frame>
        <draw:connector draw:style-name="gr3" draw:text-style-name="P3" draw:layer="layout" draw:type="curve" svg:x1="20.1cm" svg:y1="1.562cm" svg:x2="12cm" svg:y2="5.662cm" draw:start-shape="id17" draw:start-glue-point="2" draw:end-shape="id18" draw:end-glue-point="0" svg:d="M20100 1562c0 3075-8100 1025-8100 4100" svg:viewBox="0 0 8101 4101">
          <text:p/>
        </draw:connector>
        <draw:connector draw:style-name="gr3" draw:text-style-name="P3" draw:layer="layout" draw:type="line" svg:x1="14.6cm" svg:y1="6.143cm" svg:x2="13.8cm" svg:y2="6.143cm" draw:start-shape="id16" draw:start-glue-point="3" draw:end-shape="id18" draw:end-glue-point="1" svg:d="M14600 6143h-800" svg:viewBox="0 0 801 1">
          <text:p/>
        </draw:connector>
        <draw:connector draw:style-name="gr3" draw:text-style-name="P3" draw:layer="layout" draw:type="curve" svg:x1="12cm" svg:y1="6.624cm" svg:x2="12cm" svg:y2="7.7cm" draw:start-shape="id18" draw:start-glue-point="2" draw:end-shape="id19" draw:end-glue-point="0" svg:d="M12000 6624v1076" svg:viewBox="0 0 1 1077">
          <text:p/>
        </draw:connector>
        <draw:frame draw:style-name="gr2" draw:text-style-name="P4" xml:id="id19" draw:id="id19" draw:layer="layout" svg:width="3.2cm" svg:height="0.962cm" svg:x="10.4cm" svg:y="7.7cm">
          <draw:text-box>
            <text:p>Pyruvate</text:p>
          </draw:text-box>
        </draw:frame>
        <draw:connector draw:style-name="gr3" draw:text-style-name="P3" draw:layer="layout" draw:type="curve" svg:x1="10.4cm" svg:y1="8.181cm" svg:x2="8cm" svg:y2="7.281cm" draw:start-shape="id19" draw:start-glue-point="3" draw:end-shape="id20" svg:d="M10400 8181c-1800 0-600-900-2400-900" svg:viewBox="0 0 2401 901">
          <text:p/>
        </draw:connector>
        <draw:custom-shape draw:style-name="gr7" draw:text-style-name="P6" xml:id="id25" draw:id="id25" draw:layer="layout" svg:width="3.6cm" svg:height="3.4cm" svg:x="4.2cm" svg:y="8.8cm">
          <text:p text:style-name="P5"><text:span text:style-name="T2"><text:a xlink:href="https://en.wikipedia.org/wiki/Citric_acid_cycle" xlink:type="simple">TCA</text:a></text:span></text:p>
          <draw:enhanced-geometry svg:viewBox="0 0 21600 21600" draw:text-areas="0 0 21600 21600" draw:type="circular-arrow" draw:modifiers="180 153.89997798592 8279.184671479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4" xml:id="id21" draw:id="id21" draw:layer="layout" svg:width="3cm" svg:height="1.108cm" svg:x="10.5cm" svg:y="10.054cm">
          <draw:text-box>
            <text:p>Ac-CoA</text:p>
          </draw:text-box>
        </draw:frame>
        <draw:frame draw:style-name="gr6" draw:text-style-name="P4" xml:id="id20" draw:id="id20" draw:layer="layout" svg:width="3cm" svg:height="0.962cm" svg:x="5cm" svg:y="6.8cm">
          <draw:text-box>
            <text:p>Ac-CoA</text:p>
          </draw:text-box>
        </draw:frame>
        <draw:connector draw:style-name="gr3" draw:text-style-name="P3" draw:layer="layout" draw:type="curve" svg:x1="12cm" svg:y1="8.662cm" svg:x2="12cm" svg:y2="10.054cm" draw:start-shape="id19" draw:start-glue-point="2" draw:end-shape="id21" draw:end-glue-point="0" svg:d="M12000 8662v1392" svg:viewBox="0 0 1 1393">
          <text:p/>
        </draw:connector>
        <draw:custom-shape draw:style-name="gr12" draw:text-style-name="P7" xml:id="id22" draw:id="id22" draw:layer="layout" svg:width="2.8cm" svg:height="2.8cm" svg:x="17.2cm" svg:y="10.2cm">
          <text:p text:style-name="P5"><text:span text:style-name="T2">FAS</text:span></text:p>
          <draw:enhanced-geometry svg:viewBox="0 0 21600 21600" draw:text-areas="0 0 21600 21600" draw:type="circular-arrow" draw:modifiers="180 153.89997798592 8279.184671479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3" draw:text-style-name="P3" draw:layer="layout" draw:type="curve" svg:x1="12cm" svg:y1="11.162cm" svg:x2="17.2cm" svg:y2="11.6cm" draw:start-shape="id21" draw:start-glue-point="2" draw:end-shape="id22" draw:end-glue-point="3" svg:d="M12000 11162c0 750 1632 625 2206 547s90-109 2994-109" svg:viewBox="0 0 5201 608">
          <text:p/>
        </draw:connector>
        <draw:connector draw:style-name="gr3" draw:text-style-name="P3" draw:layer="layout" draw:type="curve" svg:x1="15.5cm" svg:y1="6.624cm" svg:x2="16.6cm" svg:y2="8.362cm" draw:start-shape="id16" draw:start-glue-point="2" draw:end-shape="id23" draw:end-glue-point="0" svg:d="M15500 6624c0 1303 1100 435 1100 1738" svg:viewBox="0 0 1101 1739">
          <text:p/>
        </draw:connector>
        <draw:frame draw:style-name="gr2" draw:text-style-name="P2" xml:id="id23" draw:id="id23" draw:layer="layout" svg:width="2.8cm" svg:height="0.962cm" svg:x="15.2cm" svg:y="8.362cm">
          <draw:text-box>
            <text:p><text:span text:style-name="T1">NADPH</text:span></text:p>
          </draw:text-box>
        </draw:frame>
        <draw:connector draw:style-name="gr3" draw:text-style-name="P3" draw:layer="layout" draw:type="curve" svg:x1="16.6cm" svg:y1="9.324cm" svg:x2="18.6cm" svg:y2="10.2cm" draw:start-shape="id23" draw:start-glue-point="2" draw:end-shape="id22" draw:end-glue-point="0" svg:d="M16600 9324c0 657 2000 219 2000 876" svg:viewBox="0 0 2001 877">
          <text:p/>
        </draw:connector>
        <draw:frame draw:style-name="gr6" draw:text-style-name="P2" xml:id="id24" draw:id="id24" draw:layer="layout" svg:width="2cm" svg:height="0.962cm" svg:x="10cm" svg:y="13.408cm">
          <draw:text-box>
            <text:p><text:span text:style-name="T1">ATP</text:span></text:p>
          </draw:text-box>
        </draw:frame>
        <draw:connector draw:style-name="gr3" draw:text-style-name="P3" draw:layer="layout" draw:type="curve" svg:x1="12cm" svg:y1="13.889cm" svg:x2="17.2cm" svg:y2="11.6cm" draw:start-shape="id24" draw:start-glue-point="1" draw:end-shape="id22" svg:d="M12000 13889c3771 0 1171-2289 5200-2289" svg:viewBox="0 0 5201 2290">
          <text:p/>
        </draw:connector>
        <draw:connector draw:style-name="gr3" draw:text-style-name="P3" draw:layer="layout" draw:type="curve" svg:x1="6cm" svg:y1="12.2cm" svg:x2="10cm" svg:y2="13.889cm" draw:start-shape="id25" draw:start-glue-point="2" draw:end-shape="id24" draw:end-glue-point="3" svg:d="M6000 12200c0 1126 1333 1689 4000 1689" svg:viewBox="0 0 4001 1690">
          <text:p/>
        </draw:connector>
        <draw:connector draw:style-name="gr3" draw:text-style-name="P3" draw:layer="layout" draw:type="curve" svg:x1="10.2cm" svg:y1="6.143cm" svg:x2="10cm" svg:y2="13.889cm" draw:start-shape="id18" draw:start-glue-point="3" draw:end-shape="id24" svg:d="M10200 6143c-1050 0-950 7746-200 7746" svg:viewBox="0 0 777 7747">
          <text:p/>
        </draw:connector>
        <draw:connector draw:style-name="gr3" draw:text-style-name="P3" draw:layer="layout" draw:type="curve" svg:x1="18.6cm" svg:y1="13cm" svg:x2="18cm" svg:y2="14.238cm" draw:start-shape="id22" draw:start-glue-point="2" draw:end-shape="id26" draw:end-glue-point="0" svg:d="M18600 13000c0 930-600 311-600 1238" svg:viewBox="0 0 601 1239">
          <text:p/>
        </draw:connector>
        <draw:frame draw:style-name="gr6" draw:text-style-name="P4" xml:id="id26" draw:id="id26" draw:layer="layout" svg:width="4cm" svg:height="0.962cm" svg:x="16cm" svg:y="14.238cm">
          <draw:text-box>
            <text:p>Fatty acids</text:p>
          </draw:text-box>
        </draw:frame>
        <draw:connector draw:style-name="gr3" draw:text-style-name="P3" draw:layer="layout" draw:type="curve" svg:x1="6.5cm" svg:y1="7.762cm" svg:x2="6cm" svg:y2="8.8cm" draw:start-shape="id20" draw:end-shape="id25" draw:end-glue-point="0" svg:d="M6500 7762c0 778-500 260-500 1038" svg:viewBox="0 0 501 1039">
          <text:p/>
        </draw:connector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201000003F50000030B5BF783EA2AE9D575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Björn </meta:initial-creator>
    <meta:creation-date>2017-04-12T16:12:53.412361448</meta:creation-date>
    <dc:date>2021-03-02T14:38:50.186442308</dc:date>
    <dc:creator>Björn Johansson</dc:creator>
    <meta:editing-duration>PT39M19S</meta:editing-duration>
    <meta:editing-cycles>5</meta:editing-cycles>
    <meta:generator>LibreOffice/7.1.1.2$Linux_X86_64 LibreOffice_project/10$Build-2</meta:generator>
    <meta:document-statistic meta:object-count="84"/>
  </office:meta>
</office:document-meta>
</file>